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74583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9633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ip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tank_temp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turn_temp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w_water_rate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stributed_water_flow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aning_agent_temp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rge_rate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aning_agent_cp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cm1" table:style-name="ta1"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prod_2_flow</text:p>
          </table:table-cell>
          <table:table-cell office:value-type="float" office:value="2000" table:style-name="ce1">
            <text:p>2000</text:p>
          </table:table-cell>
          <table:table-cell office:value-type="float" office:value="2200" table:style-name="ce1">
            <text:p>22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1_temp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final_temp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1_flow</text:p>
          </table:table-cell>
          <table:table-cell office:value-type="float" office:value="1000" table:style-name="ce1">
            <text:p>1000</text:p>
          </table:table-cell>
          <table:table-cell office:value-type="float" office:value="800" table:style-name="ce1">
            <text:p>8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rout_dtmin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rin_1_dtmin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1_btemp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2_cp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rin_2_dtmi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1_cp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2_temp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_2_btemp</text:p>
          </table:table-cell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ungener</meta:initial-creator>
    <dc:creator>Windows User</dc:creator>
    <meta:creation-date>2013-12-05T17:53:28Z</meta:creation-date>
    <dc:date>2014-01-28T16:30:31Z</dc:date>
    <meta:editing-cycles>1</meta:editing-cycles>
    <meta:editing-duration>PT0S</meta:editing-duration>
  </office:meta>
</office:document-meta>
</file>